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29 01:18   |   <text:a xlink:type="simple" xlink:href="http://palinfo.habago.org/Entry?Command=Information_PrintForum&amp;iPage=1&amp;sType=FORUM#FORUM37719"><text:span text:style-name="T1">#</text:span></text:a></text:p>
      <text:p text:style-name="P2">卡韓政變 (126)：貪婪冰山一角 <text:line-break/><text:line-break/>陳真 2019. 07. 29. <text:line-break/><text:line-break/><text:line-break/>人渣黨裏頭，乾淨的人鳳毛鱗角，屈指可數，恐怕一個巴掌五根手指頭就能數完，呂秀蓮應該是其中之一。當然，不貪污不卡位不搞裙帶關係，並不表示她在道德操守上是正直的。比方說，扁案發生時，她一方面表示她對扁之無數貪污案件什麼都不知道 (她當然不可能不知道)，痛斥阿扁 "怎麼會這麼貪？"，但事後卻依舊在高喊 "阿扁萬歲" 的綠營場合，和阿扁杯觥交錯，把酒言歡。 <text:line-break/><text:line-break/>如今，發生國安局和華航利用總統專機走私案件，呂秀蓮又在裝了，又在 "驚呼" "怎麼會這麼貪？" 了，還說什麼 "怎麼這些人都跑到華航？"，真是很會演戲。 <text:line-break/><text:line-break/>人渣黨的貪，豈是一朝一夕？而是毫無尺度地貪了至少二十年。 <text:line-break/><text:line-break/>人渣黨的貪，又豈是個案偶發事件？而是全面性的。你不應該問：人渣黨哪些人是貪婪的？而是應該問：人渣黨到底還有幾個人是乾淨正直的？仍是老話：鳳毛鱗角，屈指可數，恐怕一個巴掌五根手指頭就能數完。 <text:line-break/><text:line-break/>人渣黨的貪，又怎麼會只是一個華航的幾個小毛頭？這只是人渣黨的貪之冰山一角。 <text:line-break/><text:line-break/>人渣黨的貪，貪到完全不顧吃相的地步，綠營中人又怎麼可能不知道？故做驚訝狀是很可笑的。 <text:line-break/><text:line-break/>(插播一下：其實，我一點都不相信這案件的爆發只是一種偶然。那是在騙小孩。我不是說這案件是假的，而是說，面對一座龐大的貪婪冰山，隨便挖都是足以致命的案件不是嗎？因此，一定有某一種遠大於藍綠的勢力 (亦即美國)，決定於此時此刻透過某一方勢力(所謂時代力量) 來進行打擊。目的何在，我沒有定論，我的個人猜想：一是發出威脅警告，若仍不充份配合，會有更大的打擊。一是勢力重組。人渣黨底下這些尾巴黨，恐怕才是美國所欲栽培的日後主要政治代理人，而既有的人渣黨勢力將會被逐漸削弱與重整，往 CIA在近幾年於全球各地滲透所強調的年輕化方向發展。這類猜想雖然正確性應有九成以上，但我也只能說這部份謹供參考，不是本文重點。) <text:line-break/><text:line-break/>前一陣子，蔡英文的心腹親信吳音寧指控說韓國瑜身邊有 "黑金"。這話只講對四分之一，另外四分之三她故意裝蒜。 <text:line-break/><text:line-break/>一，韓國瑜在政治上的支持力量 "之一"，如我過去所經常提起，就是所謂地方派系。但是，地方派系並不等於黑金；其中一部份人之行事作風確實是有問題的，但這些人並沒有因為支持韓國瑜而取得政治權位或任何非法利益。至少到目前為止並沒有。 <text:line-break/><text:line-break/>二，跨越既定選民結構的韓流，才是韓國瑜的主要支撐力量，而非地方派系。故意把地方派系和黑金畫上等號，然後再故意把韓國瑜說成黑金代理人，這就是抹黑。 <text:line-break/><text:line-break/>三，一個人要選總統，即便是林義雄，他的支持者豈有可能全部是正人君子？當然不可能。因此，如果你要做出任何相關道德指控，那麼，韓國瑜陣營的問題如果是 1，那麼，人渣黨就是10000。但是，吳音寧做為人渣黨的一個權力核心智庫決策者 (她完全不是什麼高級實習生那般清純，她是真正意義上的核心權力者)，對韓國瑜做出那樣一種抹黑式的指控，存心就是睜眼說瞎話。 <text:line-break/><text:line-break/>==================== <text:line-break/>「哇！這些人怎麼都跑到華航」 從私菸案發現華航高層綠油油，呂秀蓮嚇一跳 <text:line-break/><text:line-break/>風傳媒 <text:line-break/>朱冠諭 <text:line-break/>2019年7月28日 <text:line-break/><text:line-break/>國安局私菸案延燒，包括事件爆發後被調職的原資深副總羅雅美、空品處副總邱彰信都被指是親綠人馬。前副總統呂秀蓮日前上政論節目蒔，坦言以前不知道，這幾天才發現被點名的華航高層綠油油一片，讓她驚喊：「哇！這些人怎麼都跑到華航去了。」 <text:line-break/><text:line-break/>私菸案雪球越滾越大，羅雅美被發現曾是綠營大老邱義仁秘書，2008年在時任總統陳水扁下台前，她從國安會轉入華儲，再轉任華膳、華航資深副總等職，11年來職務4級跳；而邱彰信則是民進黨立委邱議瑩的弟弟。 <text:line-break/><text:line-break/>呂秀蓮表示，從這次事件外界看到國安有問題、華航配合，這幾天被點名的高層人士綠油油一片，而且很多退休立委通通都想到國營事業去。針對私菸案，呂秀蓮好奇，華航是買國安會的帳還是買總統府的帳？並直言如果華航高層人士不是國安會決定，明明是總統府決定，總統府裡面是不是也有問題？ <text:line-break/><text:line-break/>呂秀蓮提到，去年（2018）大選選得那麼難看，結果所有落選人都升高官了，這件事很多人不能接受，「你把我們當瘋子嗎？」呂秀蓮還說，蔡英文用這樣粗暴的方式回報給選民，給別人非常惡劣的印象，但她都沒有感覺，也不覺得自己顛覆了價值、腐蝕了是非標準，「總有一天反撲起來就會很可怕。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